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AC000005AE8E9F3E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60pt" officeooo:rsid="00197e82" officeooo:paragraph-rsid="0018eee1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p Clap</text:p>
      <text:p text:style-name="P2"/>
      <text:p text:style-name="P1"><draw:frame draw:style-name="fr1" draw:name="Image1" text:anchor-type="paragraph" svg:x="0mm" svg:y="17.99mm" svg:width="170mm" svg:height="125.85mm" draw:z-index="0"><draw:image xlink:href="Pictures/10000201000007AC000005AE8E9F3E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24:34.633802000</meta:print-date>
    <dc:date>2015-07-15T17:43:32.163357000</dc:date>
    <meta:editing-duration>PT20M19S</meta:editing-duration>
    <meta:editing-cycles>5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2" meta:character-count="9" meta:non-whitespace-character-count="8"/>
  </office:meta>
</office:document-meta>
</file>